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3dee" officeooo:paragraph-rsid="00063dee"/>
    </style:style>
    <style:style style:name="P2" style:family="paragraph" style:parent-style-name="Standard">
      <style:paragraph-properties fo:text-align="start" style:justify-single-word="false"/>
      <style:text-properties officeooo:rsid="00063dee" officeooo:paragraph-rsid="00063dee"/>
    </style:style>
    <style:style style:name="P3" style:family="paragraph" style:parent-style-name="Standard">
      <style:paragraph-properties fo:text-align="start" style:justify-single-word="false"/>
      <style:text-properties officeooo:paragraph-rsid="00081e9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63dee"/>
    </style:style>
    <style:style style:name="P5" style:family="paragraph" style:parent-style-name="Standard">
      <style:paragraph-properties fo:text-align="start" style:justify-single-word="false"/>
      <style:text-properties officeooo:paragraph-rsid="000b244c"/>
    </style:style>
    <style:style style:name="P6" style:family="paragraph" style:parent-style-name="Standard">
      <style:paragraph-properties fo:text-align="start" style:justify-single-word="false"/>
      <style:text-properties officeooo:paragraph-rsid="000c6d5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81e9d" officeooo:paragraph-rsid="00081e9d"/>
    </style:style>
    <style:style style:name="P8" style:family="paragraph" style:parent-style-name="Standard">
      <style:paragraph-properties fo:text-align="start" style:justify-single-word="false"/>
      <style:text-properties officeooo:rsid="00081e9d" officeooo:paragraph-rsid="00081e9d"/>
    </style:style>
    <style:style style:name="P9" style:family="paragraph" style:parent-style-name="Standard">
      <style:paragraph-properties fo:text-align="start" style:justify-single-word="false"/>
      <style:text-properties officeooo:rsid="00081e9d" officeooo:paragraph-rsid="0009b4d7"/>
    </style:style>
    <style:style style:name="P10" style:family="paragraph" style:parent-style-name="Standard">
      <style:paragraph-properties fo:text-align="start" style:justify-single-word="false"/>
      <style:text-properties officeooo:rsid="00081e9d" officeooo:paragraph-rsid="000c6d50"/>
    </style:style>
    <style:style style:name="T1" style:family="text">
      <style:text-properties officeooo:rsid="00063dee"/>
    </style:style>
    <style:style style:name="T2" style:family="text">
      <style:text-properties officeooo:rsid="00081e9d"/>
    </style:style>
    <style:style style:name="T3" style:family="text">
      <style:text-properties officeooo:rsid="0009b4d7"/>
    </style:style>
    <style:style style:name="T4" style:family="text">
      <style:text-properties fo:font-weight="normal" officeooo:rsid="0009b4d7" style:font-weight-asian="normal" style:font-weight-complex="normal"/>
    </style:style>
    <style:style style:name="T5" style:family="text">
      <style:text-properties fo:font-weight="normal" officeooo:rsid="000a3b53" style:font-weight-asian="normal" style:font-weight-complex="normal"/>
    </style:style>
    <style:style style:name="T6" style:family="text">
      <style:text-properties fo:font-weight="normal" officeooo:rsid="00081e9d" style:font-weight-asian="normal" style:font-weight-complex="normal"/>
    </style:style>
    <style:style style:name="T7" style:family="text">
      <style:text-properties fo:font-weight="normal" officeooo:rsid="000c6d50" style:font-weight-asian="normal" style:font-weight-complex="normal"/>
    </style:style>
    <style:style style:name="T8" style:family="text">
      <style:text-properties fo:language="en" fo:country="US" fo:font-weight="normal" officeooo:rsid="00081e9d" style:font-weight-asian="normal" style:font-weight-complex="normal"/>
    </style:style>
    <style:style style:name="T9" style:family="text">
      <style:text-properties fo:language="en" fo:country="US" fo:font-weight="normal" officeooo:rsid="000c6d50" style:font-weight-asian="normal" style:font-weight-complex="normal"/>
    </style:style>
    <style:style style:name="T10" style:family="text">
      <style:text-properties fo:language="en" fo:country="US" officeooo:rsid="000c6d5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a3b53" style:font-weight-asian="bold" style:font-weight-complex="bold"/>
    </style:style>
    <style:style style:name="T13" style:family="text">
      <style:text-properties fo:font-weight="bold" officeooo:rsid="000db5ae" style:font-weight-asian="bold" style:font-weight-complex="bold"/>
    </style:style>
    <style:style style:name="T14" style:family="text">
      <style:text-properties officeooo:rsid="000c6d50"/>
    </style:style>
    <style:style style:name="T15" style:family="text">
      <style:text-properties officeooo:rsid="000db5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d Entity Relationship</text:p>
      <text:p text:style-name="P1"/>
      <text:p text:style-name="P2">Dataset:</text:p>
      <text:list xml:id="list2764284281" text:style-name="L1">
        <text:list-item>
          <text:p text:style-name="P4"><text:span text:style-name="T1">our dataset contains </text:span>1354149 <text:span text:style-name="T1">words with </text:span>47959 sentences containing 35178 different words with 17 different tags. </text:p>
        </text:list-item>
        <text:list-item>
          <text:p text:style-name="P4"><text:span text:style-name="T1">Dataset is </text:span>annotated with IOB and POS tags</text:p>
        </text:list-item>
        <text:list-item>
          <text:p text:style-name="P7">dataset link : <text:a xlink:type="simple" xlink:href="https://www.kaggle.com/abhinavwalia95/entity-annotated-corpus" text:style-name="Internet_20_link" text:visited-style-name="Visited_20_Internet_20_Link">https://www.kaggle.com/abhinavwalia95/entity-annotated-corpus</text:a></text:p>
        </text:list-item>
      </text:list>
      <text:p text:style-name="P3"/>
      <text:p text:style-name="P8"><text:span text:style-name="T13">1-</text:span><text:span text:style-name="T11">Deep Learning model :</text:span> </text:p>
      <text:p text:style-name="P3"><text:span text:style-name="T2">we used bi-directional LSTM is our neural network to help the model to keep track with the past ant forward word “</text:span><text:span text:style-name="Strong_20_Emphasis">A bidirectional LSTM is a combination of two LSTMs — one runs forward from “right to left” and one runs backward from “left to right”.”</text:span></text:p>
      <text:p text:style-name="P3"><text:span text:style-name="Strong_20_Emphasis"/></text:p>
      <text:p text:style-name="P9"><text:span text:style-name="Strong_20_Emphasis"><text:span text:style-name="T15">2-Machine Learning model : </text:span></text:span></text:p>
      <text:p text:style-name="P5"><text:span text:style-name="Strong_20_Emphasis"><text:span text:style-name="T4">we used conditional random field sequence model ( CRF ) to <text:s/></text:span></text:span><text:span text:style-name="Strong_20_Emphasis"><text:span text:style-name="T6">help the model to keep track with the </text:span></text:span><text:span text:style-name="Strong_20_Emphasis"><text:span text:style-name="T8">current</text:span></text:span><text:span text:style-name="Strong_20_Emphasis"><text:span text:style-name="T6"> <text:s/>word </text:span></text:span><text:span text:style-name="Strong_20_Emphasis"><text:span text:style-name="T5">tag using its past labeled word/sequence of words “</text:span></text:span><text:span text:style-name="Strong_20_Emphasis"><text:span text:style-name="T12">Conditional Random Fields is a discriminative undirected probabilistic graphical model, a sort of Markov random field.</text:span></text:span><text:span text:style-name="Strong_20_Emphasis"><text:span text:style-name="T5">”</text:span></text:span></text:p>
      <text:p text:style-name="P5"><text:span text:style-name="Strong_20_Emphasis"><text:span text:style-name="T5"/></text:span></text:p>
      <text:p text:style-name="P10"><text:span text:style-name="Strong_20_Emphasis"><text:span text:style-name="T15">3-Classical NLP approach :</text:span></text:span></text:p>
      <text:p text:style-name="P6"><text:span text:style-name="Strong_20_Emphasis"><text:span text:style-name="T7">we used some of NLTK </text:span></text:span><text:span text:style-name="Strong_20_Emphasis"><text:span text:style-name="T9">Library to help us identify tag of words as( ne_chunk , word_tokenize , pos_tag, RegexpParser , parse) </text:span></text:span><text:span text:style-name="Strong_20_Emphasis"><text:span text:style-name="T10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DejaVu Serif" fo:font-family="'DejaVu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05:27:42.372515256</meta:creation-date>
    <dc:date>2019-04-27T06:35:13.100035684</dc:date>
    <meta:editing-duration>PT14M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60" meta:character-count="1000" meta:non-whitespace-character-count="848"/>
  </office:meta>
</office:document-meta>
</file>